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4000000764684D824CA8F6D5D.png" manifest:media-type="image/png"/>
  <manifest:file-entry manifest:full-path="Pictures/1000707B00000BF100000C3CA3D73E3478FD169B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0ff69f" officeooo:paragraph-rsid="000ff69f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8pt" officeooo:rsid="000ff69f" officeooo:paragraph-rsid="000ff69f" style:font-size-asian="24.5pt" style:font-size-complex="28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Food Sharing</text:p>
      <text:p text:style-name="P1"><draw:frame draw:style-name="fr1" draw:name="Image3" text:anchor-type="char" svg:x="4.2335in" svg:y="0.152in" svg:width="4.4398in" svg:height="4.55in" draw:z-index="2"><draw:image xlink:href="Pictures/1000707B00000BF100000C3CA3D73E3478FD169B.svg" xlink:type="simple" xlink:show="embed" xlink:actuate="onLoad" loext:mime-type="image/svg+xml"/><draw:image xlink:href="Pictures/1000020100000074000000764684D824CA8F6D5D.png" xlink:type="simple" xlink:show="embed" xlink:actuate="onLoad" loext:mime-type="image/png"/></draw:frame></text:p>
      <text:p text:style-name="P3"><text:span text:style-name="T1">Feel free to share or bring <text:s/>food with others.</text:span>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19:21.903620910</meta:creation-date>
    <meta:editing-duration>PT12M51S</meta:editing-duration>
    <meta:editing-cycles>2</meta:editing-cycles>
    <meta:generator>LibreOffice/6.4.5.2$Linux_X86_64 LibreOffice_project/40$Build-2</meta:generator>
    <dc:date>2020-08-10T12:32:08.306035511</dc:date>
    <meta:document-statistic meta:table-count="0" meta:image-count="3" meta:object-count="0" meta:page-count="1" meta:paragraph-count="2" meta:word-count="11" meta:character-count="59" meta:non-whitespace-character-count="48"/>
  </office:meta>
</office:document-meta>
</file>